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5957in"/>
    </style:style>
    <style:style style:name="co4" style:family="table-column">
      <style:table-column-properties fo:break-before="auto" style:column-width="2.2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simulation, ad hoc.</text:p>
          </table:table-cell>
          <table:table-cell office:value-type="float" office:value="114">
            <text:p>114</text:p>
          </table:table-cell>
          <table:table-cell office:value-type="string">
            <text:p>Simulation Wizardry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, Josephus problem.</text:p>
          </table:table-cell>
          <table:table-cell office:value-type="float" office:value="130">
            <text:p>130</text:p>
          </table:table-cell>
          <table:table-cell office:value-type="string">
            <text:p>Roman Roulette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33">
            <text:p>133</text:p>
          </table:table-cell>
          <table:table-cell office:value-type="string">
            <text:p>The Dole Queue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39">
            <text:p>139</text:p>
          </table:table-cell>
          <table:table-cell office:value-type="string">
            <text:p>Telephone Tangles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geometry, simulation, ad hoc.</text:p>
          </table:table-cell>
          <table:table-cell office:value-type="float" office:value="142">
            <text:p>142</text:p>
          </table:table-cell>
          <table:table-cell office:value-type="string">
            <text:p>Mouse Clicks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, Josephus problem.</text:p>
          </table:table-cell>
          <table:table-cell office:value-type="float" office:value="151">
            <text:p>151</text:p>
          </table:table-cell>
          <table:table-cell office:value-type="string">
            <text:p>Power Crisis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87">
            <text:p>187</text:p>
          </table:table-cell>
          <table:table-cell office:value-type="string">
            <text:p>Transaction Processing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, Josephus problem.</text:p>
          </table:table-cell>
          <table:table-cell office:value-type="float" office:value="305">
            <text:p>305</text:p>
          </table:table-cell>
          <table:table-cell office:value-type="string">
            <text:p>Joseph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 (same as UVA 100).</text:p>
          </table:table-cell>
          <table:table-cell office:value-type="float" office:value="371">
            <text:p>371</text:p>
          </table:table-cell>
          <table:table-cell office:value-type="string">
            <text:p>Ackermann Functions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, Josephus problem.</text:p>
          </table:table-cell>
          <table:table-cell office:value-type="float" office:value="440">
            <text:p>440</text:p>
          </table:table-cell>
          <table:table-cell office:value-type="string">
            <text:p>Eeny Meeny Moo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0">
            <text:p>100</text:p>
          </table:table-cell>
          <table:table-cell office:value-type="string">
            <text:p>The 3n + 1 problem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">
            <text:p>101</text:p>
          </table:table-cell>
          <table:table-cell office:value-type="string">
            <text:p>The Blocks Problem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8">
            <text:p>118</text:p>
          </table:table-cell>
          <table:table-cell office:value-type="string">
            <text:p>Mutant Flatworld Explorer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27">
            <text:p>127</text:p>
          </table:table-cell>
          <table:table-cell office:value-type="string">
            <text:p>Accordian Patienc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brute force.</text:p>
          </table:table-cell>
          <table:table-cell office:value-type="float" office:value="131">
            <text:p>131</text:p>
          </table:table-cell>
          <table:table-cell office:value-type="string">
            <text:p>The Psychic Poker Play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41">
            <text:p>141</text:p>
          </table:table-cell>
          <table:table-cell office:value-type="string">
            <text:p>The Spot Gam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44">
            <text:p>144</text:p>
          </table:table-cell>
          <table:table-cell office:value-type="string">
            <text:p>Student Grant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61">
            <text:p>161</text:p>
          </table:table-cell>
          <table:table-cell office:value-type="string">
            <text:p>Traffic Light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card games, simulation.</text:p>
          </table:table-cell>
          <table:table-cell office:value-type="float" office:value="162">
            <text:p>162</text:p>
          </table:table-cell>
          <table:table-cell office:value-type="string">
            <text:p>Beggar My Neighbou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graph theory, simulation</text:p>
          </table:table-cell>
          <table:table-cell office:value-type="float" office:value="168">
            <text:p>168</text:p>
          </table:table-cell>
          <table:table-cell office:value-type="string">
            <text:p>Theseus and the Minotau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70">
            <text:p>170</text:p>
          </table:table-cell>
          <table:table-cell office:value-type="string">
            <text:p>Clock Patienc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227">
            <text:p>227</text:p>
          </table:table-cell>
          <table:table-cell office:value-type="string">
            <text:p>Puzz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orting, strings.</text:p>
          </table:table-cell>
          <table:table-cell office:value-type="float" office:value="263">
            <text:p>263</text:p>
          </table:table-cell>
          <table:table-cell office:value-type="string">
            <text:p>Number Chain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number bases, bignum, addition, strings, palindromes.</text:p>
          </table:table-cell>
          <table:table-cell office:value-type="float" office:value="290">
            <text:p>290</text:p>
          </table:table-cell>
          <table:table-cell office:value-type="string">
            <text:p>Palindroms &lt;---&gt; smordinilaP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</text:p>
          </table:table-cell>
          <table:table-cell office:value-type="float" office:value="337">
            <text:p>337</text:p>
          </table:table-cell>
          <table:table-cell office:value-type="string">
            <text:p>Interpreting Control Sequence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orting, simulation.</text:p>
          </table:table-cell>
          <table:table-cell office:value-type="float" office:value="340">
            <text:p>340</text:p>
          </table:table-cell>
          <table:table-cell office:value-type="string">
            <text:p>Mastermind Hint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</text:p>
          </table:table-cell>
          <table:table-cell office:value-type="float" office:value="362">
            <text:p>362</text:p>
          </table:table-cell>
          <table:table-cell office:value-type="string">
            <text:p>18,000 Second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394">
            <text:p>394</text:p>
          </table:table-cell>
          <table:table-cell office:value-type="string">
            <text:p>Mapmak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402">
            <text:p>402</text:p>
          </table:table-cell>
          <table:table-cell office:value-type="string">
            <text:p>M*A*S*H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number theory, gcd.</text:p>
          </table:table-cell>
          <table:table-cell office:value-type="float" office:value="412">
            <text:p>412</text:p>
          </table:table-cell>
          <table:table-cell office:value-type="string">
            <text:p>Pi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445">
            <text:p>445</text:p>
          </table:table-cell>
          <table:table-cell office:value-type="string">
            <text:p>Marvelous Maze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bitmasks.</text:p>
          </table:table-cell>
          <table:table-cell office:value-type="float" office:value="448">
            <text:p>448</text:p>
          </table:table-cell>
          <table:table-cell office:value-type="string">
            <text:p>Oops!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457">
            <text:p>457</text:p>
          </table:table-cell>
          <table:table-cell office:value-type="string">
            <text:p>Linear Cellular Automata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489">
            <text:p>489</text:p>
          </table:table-cell>
          <table:table-cell office:value-type="string">
            <text:p>Hangman Judg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math, number theory, divisors.</text:p>
          </table:table-cell>
          <table:table-cell office:value-type="float" office:value="547">
            <text:p>547</text:p>
          </table:table-cell>
          <table:table-cell office:value-type="string">
            <text:p>DDF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math.</text:p>
          </table:table-cell>
          <table:table-cell office:value-type="float" office:value="573">
            <text:p>573</text:p>
          </table:table-cell>
          <table:table-cell office:value-type="string">
            <text:p>The Snail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033">
            <text:p>10033</text:p>
          </table:table-cell>
          <table:table-cell office:value-type="string">
            <text:p>Interpret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orting.</text:p>
          </table:table-cell>
          <table:table-cell office:value-type="float" office:value="10050">
            <text:p>10050</text:p>
          </table:table-cell>
          <table:table-cell office:value-type="string">
            <text:p>Hartal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orting.</text:p>
          </table:table-cell>
          <table:table-cell office:value-type="float" office:value="10138">
            <text:p>10138</text:p>
          </table:table-cell>
          <table:table-cell office:value-type="string">
            <text:p>CDVII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42">
            <text:p>10142</text:p>
          </table:table-cell>
          <table:table-cell office:value-type="string">
            <text:p>Australian Voting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96">
            <text:p>10196</text:p>
          </table:table-cell>
          <table:table-cell office:value-type="string">
            <text:p>Check The Check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267">
            <text:p>10267</text:p>
          </table:table-cell>
          <table:table-cell office:value-type="string">
            <text:p>Graphical Edito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530">
            <text:p>11530</text:p>
          </table:table-cell>
          <table:table-cell office:value-type="string">
            <text:p>SMS Typing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661">
            <text:p>11661</text:p>
          </table:table-cell>
          <table:table-cell office:value-type="string">
            <text:p>Burger Time?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bignum, number base conversion, cellular automata, Langton's ant, 2D Turing Machine.</text:p>
          </table:table-cell>
          <table:table-cell office:value-type="float" office:value="11664">
            <text:p>11664</text:p>
          </table:table-cell>
          <table:table-cell office:value-type="string">
            <text:p>Langton's Ant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677">
            <text:p>11677</text:p>
          </table:table-cell>
          <table:table-cell office:value-type="string">
            <text:p>Alarm Clock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689">
            <text:p>11689</text:p>
          </table:table-cell>
          <table:table-cell office:value-type="string">
            <text:p>Soda Surpl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playfair cipher.</text:p>
          </table:table-cell>
          <table:table-cell office:value-type="float" office:value="11697">
            <text:p>11697</text:p>
          </table:table-cell>
          <table:table-cell office:value-type="string">
            <text:p>Playfair Ciph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turing machine.</text:p>
          </table:table-cell>
          <table:table-cell office:value-type="float" office:value="11711">
            <text:p>11711</text:p>
          </table:table-cell>
          <table:table-cell office:value-type="string">
            <text:p>Turing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turing machine.</text:p>
          </table:table-cell>
          <table:table-cell office:value-type="float" office:value="11712">
            <text:p>11712</text:p>
          </table:table-cell>
          <table:table-cell office:value-type="string">
            <text:p>Gnirut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tring manipulation, encryption.</text:p>
          </table:table-cell>
          <table:table-cell office:value-type="float" office:value="11716">
            <text:p>11716</text:p>
          </table:table-cell>
          <table:table-cell office:value-type="string">
            <text:p>Digital Fortres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717">
            <text:p>11717</text:p>
          </table:table-cell>
          <table:table-cell office:value-type="string">
            <text:p>Energy Saving Microcontroll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736">
            <text:p>11736</text:p>
          </table:table-cell>
          <table:table-cell office:value-type="string">
            <text:p>Debugging Ram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744">
            <text:p>11744</text:p>
          </table:table-cell>
          <table:table-cell office:value-type="string">
            <text:p>Parallel Carry Add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816">
            <text:p>11816</text:p>
          </table:table-cell>
          <table:table-cell office:value-type="string">
            <text:p>HST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duckpin bowling.</text:p>
          </table:table-cell>
          <table:table-cell office:value-type="float" office:value="600">
            <text:p>600</text:p>
          </table:table-cell>
          <table:table-cell office:value-type="string">
            <text:p>A Duckpin Tournament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math, modulo, simulation.</text:p>
          </table:table-cell>
          <table:table-cell office:value-type="float" office:value="602">
            <text:p>602</text:p>
          </table:table-cell>
          <table:table-cell office:value-type="string">
            <text:p>What Day Is It?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603">
            <text:p>603</text:p>
          </table:table-cell>
          <table:table-cell office:value-type="string">
            <text:p>Parking Lot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613">
            <text:p>613</text:p>
          </table:table-cell>
          <table:table-cell office:value-type="string">
            <text:p>Numbers that Count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661">
            <text:p>661</text:p>
          </table:table-cell>
          <table:table-cell office:value-type="string">
            <text:p>Blowing Fuses</text:p>
          </table:table-cell>
          <table:table-cell/>
        </table:table-row>
        <table:table-row table:style-name="ro1">
          <table:table-cell office:value-type="string">
            <text:p>ad hoc, simulation (like UVA 100).</text:p>
          </table:table-cell>
          <table:table-cell office:value-type="float" office:value="694">
            <text:p>694</text:p>
          </table:table-cell>
          <table:table-cell office:value-type="string">
            <text:p>The Collatz Sequence</text:p>
          </table:table-cell>
          <table:table-cell/>
        </table:table-row>
        <table:table-row table:style-name="ro1">
          <table:table-cell office:value-type="string">
            <text:p>ad hoc, simulation, simple math, recursion.</text:p>
          </table:table-cell>
          <table:table-cell office:value-type="float" office:value="839">
            <text:p>839</text:p>
          </table:table-cell>
          <table:table-cell office:value-type="string">
            <text:p>Not so Mobile</text:p>
          </table:table-cell>
          <table:table-cell/>
        </table:table-row>
        <table:table-row table:style-name="ro1">
          <table:table-cell office:value-type="string">
            <text:p>ad hoc, coordinate systems, simple math, (or fast simulation), (see also UVA 10920).</text:p>
          </table:table-cell>
          <table:table-cell office:value-type="float" office:value="903">
            <text:p>903</text:p>
          </table:table-cell>
          <table:table-cell office:value-type="string">
            <text:p>Spiral of Numbers</text:p>
          </table:table-cell>
          <table:table-cell/>
        </table:table-row>
        <table:table-row table:style-name="ro1">
          <table:table-cell office:value-type="string">
            <text:p>ad hoc, simulation, math, complex numbers, Mandelbrot set.</text:p>
          </table:table-cell>
          <table:table-cell office:value-type="float" office:value="918">
            <text:p>918</text:p>
          </table:table-cell>
          <table:table-cell office:value-type="string">
            <text:p>ASCII Mandelbrot</text:p>
          </table:table-cell>
          <table:table-cell/>
        </table:table-row>
        <table:table-row table:style-name="ro1">
          <table:table-cell office:value-type="string">
            <text:p>ad hoc, simulation, Josephus problem, number theory, primes, sieve.</text:p>
          </table:table-cell>
          <table:table-cell office:value-type="float" office:value="10015">
            <text:p>10015</text:p>
          </table:table-cell>
          <table:table-cell office:value-type="string">
            <text:p>Joseph's Cousin</text:p>
          </table:table-cell>
          <table:table-cell/>
        </table:table-row>
        <table:table-row table:style-name="ro1">
          <table:table-cell office:value-type="string">
            <text:p>ad hoc, simulation, towers of hanoi, the recursive algorithm.</text:p>
          </table:table-cell>
          <table:table-cell office:value-type="float" office:value="10017">
            <text:p>10017</text:p>
          </table:table-cell>
          <table:table-cell office:value-type="string">
            <text:p>The Never Ending Towers of Hanoi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14">
            <text:p>10114</text:p>
          </table:table-cell>
          <table:table-cell office:value-type="string">
            <text:p>Loansome Car Buyer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16">
            <text:p>10116</text:p>
          </table:table-cell>
          <table:table-cell office:value-type="string">
            <text:p>Robot Motion</text:p>
          </table:table-cell>
          <table:table-cell/>
        </table:table-row>
        <table:table-row table:style-name="ro1">
          <table:table-cell office:value-type="string">
            <text:p>math, simulation.</text:p>
          </table:table-cell>
          <table:table-cell office:value-type="float" office:value="10120">
            <text:p>10120</text:p>
          </table:table-cell>
          <table:table-cell office:value-type="string">
            <text:p>Gift?!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34">
            <text:p>10134</text:p>
          </table:table-cell>
          <table:table-cell office:value-type="string">
            <text:p>Autofish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45">
            <text:p>10145</text:p>
          </table:table-cell>
          <table:table-cell office:value-type="string">
            <text:p>Lock Manager</text:p>
          </table:table-cell>
          <table:table-cell/>
        </table:table-row>
        <table:table-row table:style-name="ro1">
          <table:table-cell office:value-type="string">
            <text:p>ad hoc, simulation, pretty printing</text:p>
          </table:table-cell>
          <table:table-cell office:value-type="float" office:value="10156">
            <text:p>10156</text:p>
          </table:table-cell>
          <table:table-cell office:value-type="string">
            <text:p>Sala-ma-Sond, A Nice Little Pond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72">
            <text:p>10172</text:p>
          </table:table-cell>
          <table:table-cell office:value-type="string">
            <text:p>The Lonesome Cargo Distributor</text:p>
          </table:table-cell>
          <table:table-cell/>
        </table:table-row>
        <table:table-row table:style-name="ro1">
          <table:table-cell office:value-type="string">
            <text:p>ad hoc, simulation, coordinate systems, hexagonal grid.</text:p>
          </table:table-cell>
          <table:table-cell office:value-type="float" office:value="10182">
            <text:p>10182</text:p>
          </table:table-cell>
          <table:table-cell office:value-type="string">
            <text:p>Bee Maja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88">
            <text:p>10188</text:p>
          </table:table-cell>
          <table:table-cell office:value-type="string">
            <text:p>Automated Judge Script</text:p>
          </table:table-cell>
          <table:table-cell/>
        </table:table-row>
        <table:table-row table:style-name="ro1">
          <table:table-cell office:value-type="string">
            <text:p>ad hoc, simulation, recursion.</text:p>
          </table:table-cell>
          <table:table-cell office:value-type="float" office:value="10190">
            <text:p>10190</text:p>
          </table:table-cell>
          <table:table-cell office:value-type="string">
            <text:p>Divide but not quite Conquer</text:p>
          </table:table-cell>
          <table:table-cell/>
        </table:table-row>
        <table:table-row table:style-name="ro1">
          <table:table-cell office:value-type="string">
            <text:p>data structures, priority queue, simulation, simple math, gcd, lcm, periodicity.</text:p>
          </table:table-cell>
          <table:table-cell office:value-type="float" office:value="10273">
            <text:p>10273</text:p>
          </table:table-cell>
          <table:table-cell office:value-type="string">
            <text:p>Eat or not to Eat?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279">
            <text:p>10279</text:p>
          </table:table-cell>
          <table:table-cell office:value-type="string">
            <text:p>Minesweeper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377">
            <text:p>10377</text:p>
          </table:table-cell>
          <table:table-cell office:value-type="string">
            <text:p>Maze Traversal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415">
            <text:p>10415</text:p>
          </table:table-cell>
          <table:table-cell office:value-type="string">
            <text:p>Eb Alto Saxophone Player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443">
            <text:p>10443</text:p>
          </table:table-cell>
          <table:table-cell office:value-type="string">
            <text:p>Rock, Scissors, Paper</text:p>
          </table:table-cell>
          <table:table-cell/>
        </table:table-row>
        <table:table-row table:style-name="ro1">
          <table:table-cell office:value-type="string">
            <text:p>ad hoc, simulation, pretty-printing.</text:p>
          </table:table-cell>
          <table:table-cell office:value-type="float" office:value="10500">
            <text:p>10500</text:p>
          </table:table-cell>
          <table:table-cell office:value-type="string">
            <text:p>Robot Maps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530">
            <text:p>10530</text:p>
          </table:table-cell>
          <table:table-cell office:value-type="string">
            <text:p>Guessing Game</text:p>
          </table:table-cell>
          <table:table-cell/>
        </table:table-row>
        <table:table-row table:style-name="ro1">
          <table:table-cell office:value-type="string">
            <text:p>ad hoc, simulation, sorting, pretty printing.</text:p>
          </table:table-cell>
          <table:table-cell office:value-type="float" office:value="10698">
            <text:p>10698</text:p>
          </table:table-cell>
          <table:table-cell office:value-type="string">
            <text:p>Football Sort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703">
            <text:p>10703</text:p>
          </table:table-cell>
          <table:table-cell office:value-type="string">
            <text:p>Free Spots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800">
            <text:p>10800</text:p>
          </table:table-cell>
          <table:table-cell office:value-type="string">
            <text:p>Not That Kind of Graph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901">
            <text:p>10901</text:p>
          </table:table-cell>
          <table:table-cell office:value-type="string">
            <text:p>Ferry Loading III</text:p>
          </table:table-cell>
          <table:table-cell/>
        </table:table-row>
        <table:table-row table:style-name="ro1">
          <table:table-cell office:value-type="string">
            <text:p>ad hoc, coordinate systems, simple math, (or fast simulation), (see UVA 903).</text:p>
          </table:table-cell>
          <table:table-cell office:value-type="float" office:value="10920">
            <text:p>10920</text:p>
          </table:table-cell>
          <table:table-cell office:value-type="string">
            <text:p>Spiral Tap</text:p>
          </table:table-cell>
          <table:table-cell/>
        </table:table-row>
        <table:table-row table:style-name="ro1">
          <table:table-cell office:value-type="string">
            <text:p>ad hoc, simulation, queue.</text:p>
          </table:table-cell>
          <table:table-cell office:value-type="float" office:value="10935">
            <text:p>10935</text:p>
          </table:table-cell>
          <table:table-cell office:value-type="string">
            <text:p>Throwing cards away I</text:p>
          </table:table-cell>
          <table:table-cell/>
        </table:table-row>
        <table:table-row table:style-name="ro1">
          <table:table-cell office:value-type="string">
            <text:p>greedy, simulation.</text:p>
          </table:table-cell>
          <table:table-cell office:value-type="float" office:value="11230">
            <text:p>11230</text:p>
          </table:table-cell>
          <table:table-cell office:value-type="string">
            <text:p>Annoying Painting Tool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360">
            <text:p>11360</text:p>
          </table:table-cell>
          <table:table-cell office:value-type="string">
            <text:p>Have Fun With Matrices</text:p>
          </table:table-cell>
          <table:table-cell/>
        </table:table-row>
        <table:table-row table:style-name="ro1">
          <table:table-cell office:value-type="string">
            <text:p>ad hoc, simulation</text:p>
          </table:table-cell>
          <table:table-cell office:value-type="float" office:value="11385">
            <text:p>11385</text:p>
          </table:table-cell>
          <table:table-cell office:value-type="string">
            <text:p>Da Vinci Code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482">
            <text:p>11482</text:p>
          </table:table-cell>
          <table:table-cell office:value-type="string">
            <text:p>Building a Triangular Museum</text:p>
          </table:table-cell>
          <table:table-cell/>
        </table:table-row>
        <table:table-row table:style-name="ro1">
          <table:table-cell office:value-type="string">
            <text:p>ad hoc, simulation, simple math, cosine, sine.</text:p>
          </table:table-cell>
          <table:table-cell office:value-type="float" office:value="11505">
            <text:p>11505</text:p>
          </table:table-cell>
          <table:table-cell office:value-type="string">
            <text:p>Logo</text:p>
          </table:table-cell>
          <table:table-cell/>
        </table:table-row>
        <table:table-row table:style-name="ro1">
          <table:table-cell office:value-type="string">
            <text:p>ad hoc, simulation, permutations, geometry.</text:p>
          </table:table-cell>
          <table:table-cell office:value-type="float" office:value="11507">
            <text:p>11507</text:p>
          </table:table-cell>
          <table:table-cell office:value-type="string">
            <text:p>Bender B. Rodriguez Problem</text:p>
          </table:table-cell>
          <table:table-cell/>
        </table:table-row>
        <table:table-row table:style-name="ro1">
          <table:table-cell office:value-type="string">
            <text:p>ad hoc, simulation, simple math, cosine, sine.</text:p>
          </table:table-cell>
          <table:table-cell office:value-type="float" office:value="11519">
            <text:p>11519</text:p>
          </table:table-cell>
          <table:table-cell office:value-type="string">
            <text:p>Logo 2</text:p>
          </table:table-cell>
          <table:table-cell/>
        </table:table-row>
        <table:table-row table:style-name="ro1">
          <table:table-cell office:value-type="string">
            <text:p>ad hoc, simulation, data structures, arrays.</text:p>
          </table:table-cell>
          <table:table-cell office:value-type="float" office:value="11537">
            <text:p>11537</text:p>
          </table:table-cell>
          <table:table-cell office:value-type="string">
            <text:p>Secret Problemsetter's Union</text:p>
          </table:table-cell>
          <table:table-cell/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547">
            <text:p>11547</text:p>
          </table:table-cell>
          <table:table-cell office:value-type="string">
            <text:p>Automatic Answer</text:p>
          </table:table-cell>
          <table:table-cell/>
        </table:table-row>
        <table:table-row table:style-name="ro1">
          <table:table-cell office:value-type="string">
            <text:p>ad hoc, simulation, games, nurikabe, solution verification, graph theory, DFS, flood fill.</text:p>
          </table:table-cell>
          <table:table-cell office:value-type="float" office:value="11585">
            <text:p>11585</text:p>
          </table:table-cell>
          <table:table-cell office:value-type="string">
            <text:p>Nurikabe</text:p>
          </table:table-cell>
          <table:table-cell/>
        </table:table-row>
        <table:table-row table:style-name="ro1">
          <table:table-cell office:value-type="string">
            <text:p>ad hoc, simulation, manhattan distance, BFS, games, checking if a game state is reachable.</text:p>
          </table:table-cell>
          <table:table-cell office:value-type="float" office:value="11606">
            <text:p>11606</text:p>
          </table:table-cell>
          <table:table-cell office:value-type="string">
            <text:p>Atoms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608">
            <text:p>11608</text:p>
          </table:table-cell>
          <table:table-cell office:value-type="string">
            <text:p>No Problem!</text:p>
          </table:table-cell>
          <table:table-cell/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629">
            <text:p>11629</text:p>
          </table:table-cell>
          <table:table-cell office:value-type="string">
            <text:p>Ballot Evaluation</text:p>
          </table:table-cell>
          <table:table-cell/>
        </table:table-row>
        <table:table-row table:style-name="ro1">
          <table:table-cell office:value-type="string">
            <text:p>ad hoc, simulation, bitmasks.</text:p>
          </table:table-cell>
          <table:table-cell office:value-type="float" office:value="11638">
            <text:p>11638</text:p>
          </table:table-cell>
          <table:table-cell office:value-type="string">
            <text:p>Temperature Monitoring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679">
            <text:p>11679</text:p>
          </table:table-cell>
          <table:table-cell office:value-type="string">
            <text:p>Sub-Prime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687">
            <text:p>11687</text:p>
          </table:table-cell>
          <table:table-cell office:value-type="string">
            <text:p>Digits</text:p>
          </table:table-cell>
          <table:table-cell/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703">
            <text:p>11703</text:p>
          </table:table-cell>
          <table:table-cell office:value-type="string">
            <text:p>sqrt log sin</text:p>
          </table:table-cell>
          <table:table-cell/>
        </table:table-row>
        <table:table-row table:style-name="ro1">
          <table:table-cell office:value-type="string">
            <text:p>ad hoc, simulation, string manipulation.</text:p>
          </table:table-cell>
          <table:table-cell office:value-type="float" office:value="11713">
            <text:p>11713</text:p>
          </table:table-cell>
          <table:table-cell office:value-type="string">
            <text:p>Abstract Names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D107" table:contains-header="false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2">10/12/2010</text:date>, <text:time>12:2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Alzate</meta:initial-creator>
    <meta:creation-date>2010-10-06T13:37:32</meta:creation-date>
    <dc:date>2010-10-12T12:22:02</dc:date>
    <dc:creator>Santiago Alzate</dc:creator>
    <meta:editing-duration>PT00H19M11S</meta:editing-duration>
    <meta:editing-cycles>5</meta:editing-cycles>
    <meta:generator>OpenOffice.org/3.2$Unix OpenOffice.org_project/320m12$Build-9483</meta:generator>
    <meta:document-statistic meta:table-count="3" meta:cell-count="380" meta:object-count="0"/>
  </office:meta>
</office:document-meta>
</file>